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 fo:text-align="center"/>
      <style:text-properties fo:font-size="26pt" style:font-size-asian="26pt" style:font-size-complex="26pt"/>
    </style:style>
    <style:style style:name="P2" style:parent-style-name="Normal" style:family="paragraph">
      <style:paragraph-properties fo:text-align="center"/>
    </style:style>
    <style:style style:name="T3" style:parent-style-name="SubtleEmphasis" style:family="text">
      <style:text-properties fo:font-weight="bold" style:font-weight-asian="bold" fo:font-style="normal" style:font-style-asian="normal" style:use-window-font-color="true"/>
    </style:style>
    <style:style style:name="P4" style:parent-style-name="Normal" style:family="paragraph">
      <style:paragraph-properties fo:text-align="center"/>
    </style:style>
    <style:style style:name="T5" style:parent-style-name="SubtleEmphasis" style:family="text">
      <style:text-properties fo:font-weight="bold" style:font-weight-asian="bold" fo:font-style="normal" style:font-style-asian="normal" style:use-window-font-color="true" style:text-underline-type="single" style:text-underline-style="solid" style:text-underline-width="auto" style:text-underline-mode="continuous"/>
    </style:style>
    <style:style style:name="T6" style:parent-style-name="SubtleEmphasis" style:family="text">
      <style:text-properties fo:font-weight="bold" style:font-weight-asian="bold" fo:font-style="normal" style:font-style-asian="normal" style:use-window-font-color="true"/>
    </style:style>
    <style:style style:name="T7" style:parent-style-name="SubtleEmphasis" style:family="text">
      <style:text-properties fo:font-size="16pt" style:font-size-asian="16pt" style:font-size-complex="16pt"/>
    </style:style>
    <style:style style:name="T8" style:parent-style-name="DefaultParagraphFont" style:family="text">
      <style:text-properties fo:color="#5B9BD5"/>
    </style:style>
    <style:style style:name="T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0" style:parent-style-name="SubtleEmphasis" style:family="text">
      <style:text-properties fo:font-size="16pt" style:font-size-asian="16pt" style:font-size-complex="16pt"/>
    </style:style>
    <style:style style:name="T11" style:parent-style-name="SubtleEmphasis" style:family="text">
      <style:text-properties fo:font-style="normal" style:font-style-asian="normal" style:use-window-font-color="true"/>
    </style:style>
    <style:style style:name="T12" style:parent-style-name="SubtleEmphasis" style:family="text">
      <style:text-properties fo:font-style="normal" style:font-style-asian="normal" fo:color="#5B9BD5"/>
    </style:style>
    <style:style style:name="T13" style:parent-style-name="SubtleEmphasis" style:family="text">
      <style:text-properties fo:font-style="normal" style:font-style-asian="normal" style:use-window-font-color="true"/>
    </style:style>
    <style:style style:name="T14" style:parent-style-name="SubtleEmphasis" style:family="text">
      <style:text-properties fo:font-style="normal" style:font-style-asian="normal" style:use-window-font-color="true"/>
    </style:style>
    <style:style style:name="T1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6" style:parent-style-name="SubtleEmphasis" style:family="text">
      <style:text-properties fo:font-style="normal" style:font-style-asian="normal" style:use-window-font-color="true"/>
    </style:style>
    <style:style style:name="T17" style:parent-style-name="SubtleEmphasis" style:family="text">
      <style:text-properties fo:font-size="16pt" style:font-size-asian="16pt" style:font-size-complex="16pt"/>
    </style:style>
    <style:style style:name="T18" style:parent-style-name="SubtleEmphasis" style:family="text">
      <style:text-properties fo:font-style="normal" style:font-style-asian="normal" style:use-window-font-color="true"/>
    </style:style>
    <style:style style:name="T19" style:parent-style-name="SubtleEmphasis" style:family="text">
      <style:text-properties fo:font-style="normal" style:font-style-asian="normal" style:use-window-font-color="true"/>
    </style:style>
    <style:style style:name="T20" style:parent-style-name="SubtleEmphasis" style:family="text">
      <style:text-properties fo:font-style="normal" style:font-style-asian="normal" style:use-window-font-color="true"/>
    </style:style>
    <style:style style:name="T21" style:parent-style-name="SubtleEmphasis" style:family="text">
      <style:text-properties fo:font-style="normal" style:font-style-asian="normal" fo:color="#5B9BD5"/>
    </style:style>
    <style:style style:name="T22" style:parent-style-name="SubtleEmphasis" style:family="text">
      <style:text-properties fo:font-style="normal" style:font-style-asian="normal" style:use-window-font-color="true"/>
    </style:style>
    <style:style style:name="T2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24" style:parent-style-name="SubtleEmphasis" style:family="text">
      <style:text-properties fo:font-style="normal" style:font-style-asian="normal" style:use-window-font-color="true"/>
    </style:style>
    <style:style style:name="T25" style:parent-style-name="SubtleEmphasis" style:family="text">
      <style:text-properties fo:font-style="normal" style:font-style-asian="normal" style:use-window-font-color="true"/>
    </style:style>
    <style:style style:name="T26" style:parent-style-name="SubtleEmphasis" style:family="text">
      <style:text-properties fo:font-size="16pt" style:font-size-asian="16pt" style:font-size-complex="16pt"/>
    </style:style>
    <style:style style:name="T27" style:parent-style-name="SubtleEmphasis" style:family="text">
      <style:text-properties fo:font-style="normal" style:font-style-asian="normal" style:use-window-font-color="true"/>
    </style:style>
    <style:style style:name="T28" style:parent-style-name="SubtleEmphasis" style:family="text">
      <style:text-properties fo:font-style="normal" style:font-style-asian="normal" fo:color="#5B9BD5"/>
    </style:style>
    <style:style style:name="T29" style:parent-style-name="SubtleEmphasis" style:family="text">
      <style:text-properties fo:font-style="normal" style:font-style-asian="normal" style:use-window-font-color="true"/>
    </style:style>
    <style:style style:name="T30" style:parent-style-name="SubtleEmphasis" style:family="text">
      <style:text-properties fo:font-style="normal" style:font-style-asian="normal" style:use-window-font-color="true"/>
    </style:style>
    <style:style style:name="T31" style:parent-style-name="SubtleEmphasis" style:family="text">
      <style:text-properties fo:font-style="normal" style:font-style-asian="normal" style:use-window-font-color="true"/>
    </style:style>
    <style:style style:name="T32" style:parent-style-name="SubtleEmphasis" style:family="text">
      <style:text-properties fo:font-style="normal" style:font-style-asian="normal" style:use-window-font-color="true"/>
    </style:style>
    <style:style style:name="T33" style:parent-style-name="SubtleEmphasis" style:family="text">
      <style:text-properties fo:font-style="normal" style:font-style-asian="normal" style:use-window-font-color="true"/>
    </style:style>
    <style:style style:name="T34" style:parent-style-name="SubtleEmphasis" style:family="text">
      <style:text-properties fo:font-style="normal" style:font-style-asian="normal" style:use-window-font-color="true"/>
    </style:style>
    <style:style style:name="T35" style:parent-style-name="SubtleEmphasis" style:family="text">
      <style:text-properties fo:font-style="normal" style:font-style-asian="normal" style:use-window-font-color="true"/>
    </style:style>
    <style:style style:name="T36" style:parent-style-name="SubtleEmphasis" style:family="text">
      <style:text-properties fo:font-style="normal" style:font-style-asian="normal" style:use-window-font-color="true"/>
    </style:style>
    <style:style style:name="T37" style:parent-style-name="SubtleEmphasis" style:family="text">
      <style:text-properties fo:font-style="normal" style:font-style-asian="normal" style:use-window-font-color="true"/>
    </style:style>
    <style:style style:name="T38" style:parent-style-name="SubtleEmphasis" style:family="text">
      <style:text-properties fo:font-style="normal" style:font-style-asian="normal" style:use-window-font-color="true"/>
    </style:style>
    <style:style style:name="T3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40" style:parent-style-name="SubtleEmphasis" style:family="text">
      <style:text-properties fo:font-size="16pt" style:font-size-asian="16pt" style:font-size-complex="16pt"/>
    </style:style>
    <style:style style:name="T41" style:parent-style-name="SubtleEmphasis" style:family="text">
      <style:text-properties fo:font-style="normal" style:font-style-asian="normal" style:use-window-font-color="true"/>
    </style:style>
    <style:style style:name="T42" style:parent-style-name="SubtleEmphasis" style:family="text">
      <style:text-properties fo:font-style="normal" style:font-style-asian="normal" fo:color="#5B9BD5"/>
    </style:style>
    <style:style style:name="T43" style:parent-style-name="SubtleEmphasis" style:family="text">
      <style:text-properties fo:font-style="normal" style:font-style-asian="normal" style:use-window-font-color="true"/>
    </style:style>
    <style:style style:name="T4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45" style:parent-style-name="SubtleEmphasis" style:family="text">
      <style:text-properties fo:font-style="normal" style:font-style-asian="normal" style:use-window-font-color="true"/>
    </style:style>
    <style:style style:name="T46" style:parent-style-name="SubtleEmphasis" style:family="text">
      <style:text-properties fo:font-style="normal" style:font-style-asian="normal" style:use-window-font-color="true"/>
    </style:style>
    <style:style style:name="T47" style:parent-style-name="SubtleEmphasis" style:family="text">
      <style:text-properties fo:font-style="normal" style:font-style-asian="normal" style:use-window-font-color="true"/>
    </style:style>
  </office:automatic-styles>
  <office:body>
    <office:text text:use-soft-page-breaks="true">
      <text:p text:style-name="P1">Drive Cycle Generation Tutorial</text:p>
      <text:p text:style-name="Normal"/>
      <text:p text:style-name="P2"><text:span text:style-name="T3">THE SCRIPT ‘DC’ EXECUTES ALL OF THE FOLLOWING SCRIPTS AND FUNCTIONS.</text:span></text:p>
      <text:p text:style-name="P4"><text:span text:style-name="T5">Matlab command:</text:span><text:span text:style-name="T6"><text:s/>dc</text:span></text:p>
      <text:p text:style-name="Normal"/>
      <text:p text:style-name="Normal"><text:span text:style-name="T7">Events Extraction</text:span></text:p>
      <text:p text:style-name="Normal">First, the script<text:s/><text:span text:style-name="T8">‘mode’<text:s/></text:span>extracts the events<text:s/>-accelerations, decelerations, cruises and idles- from the standard drive cycles or any other dataset.</text:p>
      <text:p text:style-name="Normal">!! The dataset must be in meter per second ‘m/s’!!</text:p>
      <text:p text:style-name="Normal"><text:span text:style-name="T9">Matlab command:</text:span><text:s/>mode</text:p>
      <text:p text:style-name="Normal"/>
      <text:p text:style-name="Normal"><text:span text:style-name="T10">Targets Creation</text:span></text:p>
      <text:p text:style-name="Normal"><text:span text:style-name="T11">The function<text:s/></text:span><text:span text:style-name="T12">‘extract_targets’<text:s/></text:span><text:span text:style-name="T13">extracts the information from t</text:span><text:span text:style-name="T14">he Excel file named ‘file’ and creates the structure ‘targets’ with fields ‘distance’, ‘time’, and ‘mean speed’. In the current program, the file of trips is named ‘x12dc’.</text:span></text:p>
      <text:p text:style-name="Normal"><text:span text:style-name="T15">Matlab command:</text:span><text:span text:style-name="T16"><text:s/>targets = extract_targets(‘x12dc’)</text:span></text:p>
      <text:p text:style-name="Normal"/>
      <text:p text:style-name="Normal"><text:span text:style-name="T17">Inputs Addition</text:span></text:p>
      <text:p text:style-name="Normal"><text:span text:style-name="T18">The program nee</text:span><text:span text:style-name="T19">ds some additional inputs: ratio of the distance on highway over the distance on city roads, and the highway mean speed.</text:span></text:p>
      <text:p text:style-name="Normal"><text:span text:style-name="T20">The script<text:s/></text:span><text:span text:style-name="T21">‘hwy_info’<text:s/></text:span><text:span text:style-name="T22">adds these inputs to the structure ‘targets’ by creating the fields ‘ratio_hwy’ and hwy_speed’.</text:span></text:p>
      <text:p text:style-name="Normal"><text:span text:style-name="T23">Matlab command:</text:span><text:s/><text:span text:style-name="T24">h</text:span><text:span text:style-name="T25">wy_info</text:span></text:p>
      <text:p text:style-name="Normal"/>
      <text:p text:style-name="Normal"><text:span text:style-name="T26">Inputs Checking</text:span></text:p>
      <text:p text:style-name="Normal"><text:span text:style-name="T27">The function<text:s/></text:span><text:span text:style-name="T28">‘do_inputs_make_sense’<text:s/></text:span><text:span text:style-name="T29">allows the user to check if the mean speeds and times on highway and city roads are realistic. The matrix ‘inputs_check’ stores all these information.</text:span></text:p>
      <text:p text:style-name="Normal"><text:span text:style-name="T30">To have realistic drive cycles, the time on<text:s/></text:span><text:span text:style-name="T31">highway should be<text:s/></text:span><text:span text:style-name="T32">long enough if the mean speed is above 50 mph</text:span><text:span text:style-name="T33"><text:s/>or<text:s/></text:span><text:span text:style-name="T34">the</text:span><text:span text:style-name="T35"><text:s/>mean speed</text:span><text:span text:style-name="T36"><text:s/>should be</text:span><text:span text:style-name="T37"><text:s/>lower than 30 mph<text:s/></text:span><text:span text:style-name="T38">if the time on highway is short (about 10 min).</text:span></text:p>
      <text:p text:style-name="Normal"><text:span text:style-name="T39">Matlab command:</text:span><text:s/>inputs_check = do_inputs_make_sense(targets)</text:p>
      <text:p text:style-name="Normal"/>
      <text:p text:style-name="Normal"><text:span text:style-name="T40">Drive Cycles Generation</text:span></text:p>
      <text:p text:style-name="Normal"><text:span text:style-name="T41">The function<text:s/></text:span><text:span text:style-name="T42">‘create_dc’<text:s/></text:span><text:span text:style-name="T43">generates the desired number of drive cycles for every target trip.</text:span></text:p>
      <text:p text:style-name="Normal"><text:span text:style-name="T44">Matlab command:</text:span><text:s/><text:span text:style-name="T45">drive_cycles = crea</text:span><text:span text:style-name="T46">te_dc(modes,targets)</text:span></text:p>
      <text:p text:style-name="Normal"><text:span text:style-name="T47">‘create_dc’ calls the function ‘cherry’ which uses the functions ‘dc_city’ to create the city portions and ‘dc_hwy’ to create the highway portio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f@SF</meta:initial-creator>
    <dc:creator>kf@SF</dc:creator>
    <meta:creation-date>2014-08-26T16:39:00Z</meta:creation-date>
    <dc:date>2014-08-26T20:11:00Z</dc:date>
    <meta:template xlink:href="Normal" xlink:type="simple"/>
    <meta:editing-cycles>7</meta:editing-cycles>
    <meta:editing-duration>PT6180S</meta:editing-duration>
    <meta:document-statistic meta:page-count="2" meta:paragraph-count="3" meta:word-count="260" meta:character-count="1745" meta:row-count="12" meta:non-whitespace-character-count="1488"/>
  </office:meta>
</office:document-meta>
</file>